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FFFFFF" fo:border-bottom="thin solid #000000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background-color="transparent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middle" fo:wrap-option="wrap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11.35062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8.28145833333333cm" style:use-optimal-column-width="true"/>
    </style:style>
    <style:style style:name="co6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31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34pt" style:use-optimal-row-height="true" fo:break-before="auto"/>
    </style:style>
    <style:style style:name="ro9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shapes>
          <draw:rect draw:z-index="1" draw:layer="Invisible" draw:name="Comment 3">
            <svg:title/>
            <svg:desc/>
          </draw:rect>
          <draw:rect draw:z-index="2" draw:layer="Invisible" draw:name="Comment 14">
            <svg:title/>
            <svg:desc/>
          </draw:rect>
          <draw:rect draw:z-index="3" draw:layer="Invisible" draw:name="Comment 10">
            <svg:title/>
            <svg:desc/>
          </draw:rect>
          <draw:rect draw:z-index="4" draw:layer="Invisible" draw:name="Comment 11">
            <svg:title/>
            <svg:desc/>
          </draw:rect>
          <draw:rect draw:z-index="5" draw:layer="Invisible" draw:name="Comment 13">
            <svg:title/>
            <svg:desc/>
          </draw:rect>
          <draw:rect draw:z-index="6" draw:layer="Invisible" draw:name="Comment 4">
            <svg:title/>
            <svg:desc/>
          </draw:rect>
          <draw:rect draw:z-index="7" draw:layer="Invisible" draw:name="Comment 7">
            <svg:title/>
            <svg:desc/>
          </draw:rect>
          <draw:rect draw:z-index="8" draw:layer="Invisible" draw:name="Comment 6">
            <svg:title/>
            <svg:desc/>
          </draw:rect>
          <draw:rect draw:z-index="9" draw:layer="Invisible" draw:name="Comment 5">
            <svg:title/>
            <svg:desc/>
          </draw:rect>
          <draw:rect draw:z-index="10" draw:layer="Invisible" draw:name="Comment 9">
            <svg:title/>
            <svg:desc/>
          </draw:rect>
          <draw:rect draw:z-index="11" draw:layer="Invisible" draw:name="Comment 1">
            <svg:title/>
            <svg:desc/>
          </draw:rect>
        </table:shapes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5"/>
        <table:table-row table:style-name="ro1">
          <table:table-cell office:value-type="string" table:style-name="ce2">
            <text:p>To improve readability of 'Event_25_upload_template.csv', highlight row 1 and select 'Wrap Text' or 'Auto-fit Column Width'<text:s/></text:p>
          </table:table-cell>
          <table:table-cell table:style-name="ce3"/>
          <table:table-cell table:style-name="ce4"/>
          <table:table-cell table:number-columns-repeated="16381" table:style-name="ce5"/>
        </table:table-row>
        <table:table-row table:style-name="ro1">
          <table:table-cell office:value-type="string" table:style-name="ce4">
            <text:p>These instructions explain the requirements for members' relevant benefit crystallisation events</text:p>
          </table:table-cell>
          <table:table-cell table:style-name="ce6"/>
          <table:table-cell table:style-name="ce4"/>
          <table:table-cell table:number-columns-repeated="16381" table:style-name="ce5"/>
        </table:table-row>
        <table:table-row table:style-name="ro1">
          <table:table-cell table:style-name="ce7"/>
          <table:table-cell table:style-name="ce8"/>
          <table:table-cell table:style-name="ce9"/>
          <table:table-cell table:number-columns-repeated="2" table:style-name="ce5"/>
          <table:table-cell table:number-columns-repeated="16379" table:style-name="ce1"/>
        </table:table-row>
        <table:table-row table:style-name="ro2">
          <table:table-cell office:value-type="string" table:style-name="ce10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Required information / format</text:p>
          </table:table-cell>
          <table:table-cell table:number-columns-repeated="16381" table:style-name="ce11"/>
        </table:table-row>
        <table:table-row table:style-name="ro3">
          <table:table-cell office:value-type="string" table:style-name="ce12">
            <text:p>First name (A)</text:p>
          </table:table-cell>
          <table:table-cell office:value-type="string" table:style-name="ce13">
            <text:p>Tell us the member's fir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Last name (B)<text:s/></text:p>
          </table:table-cell>
          <table:table-cell office:value-type="string" table:style-name="ce13">
            <text:p>Tell us the member's last name</text:p>
          </table:table-cell>
          <table:table-cell office:value-type="string" table:style-name="ce13">
            <text:p>The name must be 35 characters or fewer. It must only include letters, spaces, an ampersand (&amp;) or caret (^) or the symbols - ` ' .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National Insurance number (C)</text:p>
          </table:table-cell>
          <table:table-cell office:value-type="string" table:style-name="ce13">
            <text:p>Tell us the member's National Insurance number</text:p>
          </table:table-cell>
          <table:table-cell office:value-type="string" table:style-name="ce13">
            <text:p>The member's National Insurance number must be 2 letters, 6 numbers, then A, B, C or D. For example, QQ123456C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4"/>
          <table:table-cell table:number-columns-repeated="2" table:style-name="ce15"/>
          <table:table-cell table:number-columns-repeated="2" table:style-name="ce4"/>
          <table:table-cell table:number-columns-repeated="16379" table:style-name="ce11"/>
        </table:table-row>
        <table:table-row table:style-name="ro5">
          <table:table-cell office:value-type="string" table:style-name="ce16">
            <text:p>When was the relevant benefit crystallisation event? (D)</text:p>
          </table:table-cell>
          <table:table-cell office:value-type="string" table:style-name="ce17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17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21"/>
          <table:table-cell table:style-name="ce11"/>
          <table:table-cell office:value-type="string" table:style-name="ce22">
            <office:annotation draw:style-name="a0" svg:x="12.15625in" svg:y="3.4375in" svg:width="1.08333333333333in" svg:height="1.75in">
              <dc:creator/>
              <text:p>Comment:</text:p>
              <text:p><text:s text:c="4"/>Accept lowercase and uppercase</text:p>
            </office:annotation>
            <text:p>In column E, enter the code for the applicable type of benefit crystallisatio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What was the type of relevant benefit crystallisation event? (E)<text:s/></text:p>
          </table:table-cell>
          <table:table-cell office:value-type="string" table:style-name="ce24">
            <text:p>An annuity protection lump sum death benefit</text:p>
          </table:table-cell>
          <table:table-cell office:value-type="string" table:style-name="ce25">
            <office:annotation draw:style-name="a1" svg:x="12.15625in" svg:y="3.60416666666667in" svg:width="1.08333333333333in" svg:height="1.98958333333333in">
              <dc:creator/>
              <text:p>Comment:</text:p>
              <text:p><text:s text:c="4"/>Also accept:</text:p>
              <text:p>AN</text:p>
              <text:p>ANNUITY</text:p>
            </office:annotation>
            <text:p>AN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6"/>
          <table:table-cell office:value-type="string" table:style-name="ce27">
            <text:p>A defined benefit lump sum death benefit</text:p>
          </table:table-cell>
          <table:table-cell office:value-type="string" table:style-name="ce28">
            <office:annotation draw:style-name="a2" svg:x="12.15625in" svg:y="3.92708333333333in" svg:width="1.08333333333333in" svg:height="2.07291666666667in">
              <dc:creator/>
              <text:p>Comment:</text:p>
              <text:p><text:s text:c="4"/>Also accept:</text:p>
              <text:p>DEFINED</text:p>
            </office:annotation>
            <text:p>DEF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A drawdown pension fund lump sum death benefit</text:p>
          </table:table-cell>
          <table:table-cell office:value-type="string" table:style-name="ce28">
            <office:annotation draw:style-name="a3" svg:x="12.15625in" svg:y="4.33333333333333in" svg:width="1.08333333333333in" svg:height="2.07291666666667in">
              <dc:creator/>
              <text:p>Comment:</text:p>
              <text:p><text:s text:c="4"/>Also accept:</text:p>
              <text:p>DRAWDOWN</text:p>
            </office:annotation>
            <text:p>DRA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A flexi-access drawdown lump sum death benefit</text:p>
          </table:table-cell>
          <table:table-cell office:value-type="string" table:style-name="ce28">
            <office:annotation draw:style-name="a4" svg:x="12.15625in" svg:y="4.73958333333333in" svg:width="1.08333333333333in" svg:height="2.07291666666667in">
              <dc:creator/>
              <text:p>Comment:</text:p>
              <text:p><text:s text:c="4"/>Also accept<text:s/></text:p>
              <text:p>FA</text:p>
              <text:p>FLEXI-ACCESS</text:p>
              <text:p>FLEXI ACCESS</text:p>
              <text:p>FLEXIACCESS</text:p>
            </office:annotation>
            <text:p>F-A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A pension commencement lump sum</text:p>
          </table:table-cell>
          <table:table-cell office:value-type="string" table:style-name="ce12">
            <office:annotation draw:style-name="a5" svg:x="12.15625in" svg:y="5.14583333333333in" svg:width="1.08333333333333in" svg:height="2.07291666666667in">
              <dc:creator/>
              <text:p>Comment:</text:p>
              <text:p><text:s text:c="4"/>Also accept:</text:p>
              <text:p>PC LS</text:p>
            </office:annotation>
            <text:p>PC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A pension protection lump sum death benefit</text:p>
          </table:table-cell>
          <table:table-cell office:value-type="string" table:style-name="ce30">
            <office:annotation draw:style-name="a6" svg:x="12.15625in" svg:y="5.55208333333333in" svg:width="1.08333333333333in" svg:height="2.07291666666667in">
              <dc:creator/>
              <text:p>Comment:</text:p>
              <text:p><text:s text:c="4"/>PROT</text:p>
            </office:annotation>
            <text:p>PROTECTION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13">
            <text:p>A small lump sum</text:p>
          </table:table-cell>
          <table:table-cell office:value-type="string" table:style-name="ce30">
            <office:annotation draw:style-name="a7" svg:x="12.15625in" svg:y="5.95833333333333in" svg:width="1.08333333333333in" svg:height="2.07291666666667in">
              <dc:creator/>
              <text:p>Comment:</text:p>
              <text:p><text:s text:c="4"/>Also accept:</text:p>
              <text:p>SMALL LS</text:p>
            </office:annotation>
            <text:p>SMALL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1">
            <text:p>A stand-alone lump sum</text:p>
          </table:table-cell>
          <table:table-cell office:value-type="string" table:style-name="ce32">
            <office:annotation draw:style-name="a8" svg:x="12.15625in" svg:y="6.36458333333333in" svg:width="1.08333333333333in" svg:height="2.07291666666667in">
              <dc:creator/>
              <text:p>Comment:</text:p>
              <text:p><text:s text:c="4"/>Also accept:</text:p>
              <text:p>SA</text:p>
              <text:p>S A</text:p>
              <text:p>STAND-ALONE</text:p>
              <text:p>STAND ALONE</text:p>
            </office:annotation>
            <text:p>S-A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3">
            <text:p>A trivial commutation lump sum</text:p>
          </table:table-cell>
          <table:table-cell office:value-type="string" table:style-name="ce12">
            <office:annotation draw:style-name="a9" svg:x="12.15625in" svg:y="6.77083333333333in" svg:width="1.08333333333333in" svg:height="2.07291666666667in">
              <dc:creator/>
              <text:p>Comment:</text:p>
              <text:p><text:s text:c="4"/>Also accept:</text:p>
              <text:p>TLS</text:p>
            </office:annotation>
            <text:p>T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34">
            <text:p>A trivial commutation lump sum death benefit<text:s/></text:p>
          </table:table-cell>
          <table:table-cell office:value-type="string" table:style-name="ce30">
            <office:annotation draw:style-name="a10" svg:x="12.15625in" svg:y="7.17708333333333in" svg:width="1.08333333333333in" svg:height="2.07291666666667in">
              <dc:creator/>
              <text:p>Comment:</text:p>
              <text:p><text:s text:c="4"/>Also accept:</text:p>
              <text:p>TDB</text:p>
            </office:annotation>
            <text:p>T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An uncrystallised funds pension lump sum</text:p>
          </table:table-cell>
          <table:table-cell office:value-type="string" table:style-name="ce28">
            <office:annotation draw:style-name="a11" svg:x="12.15625in" svg:y="7.58333333333333in" svg:width="1.08333333333333in" svg:height="1.83333333333333in">
              <dc:creator/>
              <text:p>Comment:</text:p>
              <text:p><text:s text:c="4"/>Also accept:</text:p>
              <text:p>UNLS</text:p>
            </office:annotation>
            <text:p>UN L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29"/>
          <table:table-cell office:value-type="string" table:style-name="ce27">
            <text:p>An uncrystallised funds lump sum death benefit</text:p>
          </table:table-cell>
          <table:table-cell office:value-type="string" table:style-name="ce28">
            <office:annotation draw:style-name="a12" svg:x="12.15625in" svg:y="7.98958333333333in" svg:width="1.08333333333333in" svg:height="1.95833333333333in">
              <dc:creator/>
              <text:p>Comment:</text:p>
              <text:p><text:s text:c="4"/>Also accept:</text:p>
              <text:p>UNDB</text:p>
            </office:annotation>
            <text:p>UN DB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table:style-name="ce35"/>
          <table:table-cell office:value-type="string" table:style-name="ce36">
            <text:p>A winding-up lump sum</text:p>
          </table:table-cell>
          <table:table-cell office:value-type="string" table:style-name="ce28">
            <office:annotation draw:style-name="a13" svg:x="12.15625in" svg:y="8.39583333333333in" svg:width="1.08333333333333in" svg:height="1.71875in">
              <dc:creator/>
              <text:p>Comment:</text:p>
              <text:p><text:s text:c="4"/>Also accept:</text:p>
              <text:p>WU</text:p>
              <text:p>W U</text:p>
              <text:p>WINDING-UP</text:p>
              <text:p>WINDING UP</text:p>
              <text:p>WINDING</text:p>
            </office:annotation>
            <text:p>W-U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24"/>
          <table:table-cell table:style-name="ce37"/>
          <table:table-cell table:style-name="ce15"/>
          <table:table-cell table:number-columns-repeated="2" table:style-name="ce4"/>
          <table:table-cell table:number-columns-repeated="16379" table:style-name="ce11"/>
        </table:table-row>
        <table:table-row table:style-name="ro7">
          <table:table-cell office:value-type="string" table:style-name="ce12">
            <text:p>What was the total amount of the relevant benefit crystallisation event? (F)</text:p>
          </table:table-cell>
          <table:table-cell office:value-type="string" table:style-name="ce17">
            <text:p>Tell us the total amount of the relevant benefit crystallisation event</text:p>
          </table:table-cell>
          <table:table-cell office:value-type="string" table:style-name="ce17">
            <text:p>The total must be an amount of money, like 123.45 or 156.00. It must include pence and cannot be a negative amount, nor exceed £999999999.99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38"/>
          <table:table-cell table:style-name="ce39"/>
          <table:table-cell table:style-name="ce40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41">
            <text:p>Does the member hold a valid protection? (G)</text:p>
          </table:table-cell>
          <table:table-cell office:value-type="string" table:style-name="ce42">
            <text:p>Tell us if the member holds a valid form of protection</text:p>
          </table:table-cell>
          <table:table-cell office:value-type="string" table:style-name="ce17">
            <office:annotation draw:style-name="a14" svg:x="12.15625in" svg:y="9.9375in" svg:width="1.08333333333333in" svg:height="0.71875in">
              <text:p>Comment:</text:p>
              <text:p><text:s text:c="4"/>Accept lowercase and uppercase</text:p>
              <text:p/>
            </office:annotation>
            <text:p>Enter 'YES' if if the member holds a valid form of protection; 'NO' if they do not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style-name="ce18"/>
          <table:table-cell table:style-name="ce19"/>
          <table:table-cell table:style-name="ce20"/>
          <table:table-cell table:number-columns-repeated="2" table:style-name="ce4"/>
          <table:table-cell table:number-columns-repeated="16379" table:style-name="ce11"/>
        </table:table-row>
        <table:table-row table:style-name="ro6">
          <table:table-cell table:style-name="ce43"/>
          <table:table-cell table:style-name="ce44"/>
          <table:table-cell office:value-type="string" table:style-name="ce22">
            <text:p>In column H, enter the benefit crystallisation type exactly as below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23">
            <text:p><text:span text:style-name="T6">IF YES TO G:<text:s/></text:span>What is the type of protection held? (H)</text:p>
          </table:table-cell>
          <table:table-cell office:value-type="string" table:style-name="ce45">
            <text:p>Enhanced protection<text:s text:c="2"/></text:p>
          </table:table-cell>
          <table:table-cell office:value-type="string" table:style-name="ce25">
            <text:p>EN</text:p>
          </table:table-cell>
          <table:table-cell table:number-columns-repeated="2" table:style-name="ce14"/>
          <table:table-cell table:number-columns-repeated="16379" table:style-name="ce1"/>
        </table:table-row>
        <table:table-row table:style-name="ro3">
          <table:table-cell table:style-name="ce46"/>
          <table:table-cell office:value-type="string" table:style-name="ce45">
            <text:p>Enhanced protection with protected lump sum rights of more than £375,000</text:p>
          </table:table-cell>
          <table:table-cell office:value-type="string" table:style-name="ce28">
            <text:p>EN 375</text:p>
          </table:table-cell>
          <table:table-cell table:style-name="ce14"/>
          <table:table-cell table:style-name="ce47"/>
          <table:table-cell table:number-columns-repeated="16379" table:style-name="ce1"/>
        </table:table-row>
        <table:table-row table:style-name="ro3">
          <table:table-cell table:style-name="ce48"/>
          <table:table-cell office:value-type="string" table:style-name="ce45">
            <text:p>Fixed protection<text:s/></text:p>
          </table:table-cell>
          <table:table-cell office:value-type="string" table:style-name="ce28">
            <text:p>FIXED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48"/>
          <table:table-cell office:value-type="string" table:style-name="ce45">
            <text:p>Fixed protection 2014<text:s/></text:p>
          </table:table-cell>
          <table:table-cell office:value-type="string" table:style-name="ce28">
            <text:p>FP 2014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49"/>
          <table:table-cell office:value-type="string" table:style-name="ce45">
            <text:p>Fixed protection 2016</text:p>
          </table:table-cell>
          <table:table-cell office:value-type="string" table:style-name="ce12">
            <text:p>FP 2016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0"/>
          <table:table-cell office:value-type="string" table:style-name="ce45">
            <text:p>Individual protection 2014<text:s/></text:p>
          </table:table-cell>
          <table:table-cell office:value-type="string" table:style-name="ce12">
            <text:p>IP 2014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1"/>
          <table:table-cell office:value-type="string" table:style-name="ce52">
            <text:p>Individual protection 2016<text:s text:c="2"/></text:p>
          </table:table-cell>
          <table:table-cell office:value-type="string" table:style-name="ce12">
            <text:p>IP 2016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1"/>
          <table:table-cell office:value-type="string" table:style-name="ce17">
            <text:p>Pre-commencement pension credits enhancement</text:p>
          </table:table-cell>
          <table:table-cell office:value-type="string" table:style-name="ce32">
            <text:p>PRE-COMM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3"/>
          <table:table-cell office:value-type="string" table:style-name="ce45">
            <text:p>Primary protection</text:p>
          </table:table-cell>
          <table:table-cell office:value-type="string" table:style-name="ce12">
            <text:p>PRIMARY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4"/>
          <table:table-cell office:value-type="string" table:style-name="ce45">
            <text:p>Primary protection with protected lump sum rights of more than £375,000</text:p>
          </table:table-cell>
          <table:table-cell office:value-type="string" table:style-name="ce30">
            <text:p>LS 375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3">
          <table:table-cell table:style-name="ce53"/>
          <table:table-cell office:value-type="string" table:style-name="ce45">
            <text:p>Scheme-specific lump sum protection</text:p>
          </table:table-cell>
          <table:table-cell office:value-type="string" table:style-name="ce28">
            <text:p>S-S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4">
          <table:table-cell table:style-name="ce55"/>
          <table:table-cell table:style-name="ce56"/>
          <table:table-cell table:style-name="ce57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58">
            <text:p>What is the member's protection reference? (I)</text:p>
          </table:table-cell>
          <table:table-cell office:value-type="string" table:style-name="ce55">
            <text:p>This can be found on the member’s LTA certificate</text:p>
          </table:table-cell>
          <table:table-cell office:value-type="string" table:style-name="ce64">
            <text:p>The protection reference is between 8 and 15 characters and can be a combination of numbers and letters</text:p>
          </table:table-cell>
          <table:table-cell table:number-columns-repeated="2" table:style-name="ce4"/>
          <table:table-cell table:number-columns-repeated="16379" table:style-name="ce11"/>
        </table:table-row>
        <table:table-row table:style-name="ro4">
          <table:table-cell table:number-columns-repeated="3" table:style-name="ce55"/>
          <table:table-cell table:number-columns-repeated="2" table:style-name="ce4"/>
          <table:table-cell table:number-columns-repeated="16379" table:style-name="ce11"/>
        </table:table-row>
        <table:table-row table:style-name="ro8">
          <table:table-cell office:value-type="string" table:style-name="ce58">
            <text:p>Has this lump sum payment taken the member over their available lump sum allowance? (J)</text:p>
          </table:table-cell>
          <table:table-cell office:value-type="string" table:style-name="ce59">
            <text:p>Tell us if this lump sum payment has taken the member over their available lump sum allowance</text:p>
          </table:table-cell>
          <table:table-cell office:value-type="string" table:style-name="ce17">
            <text:p>Enter 'YES' if the payment has taken the member over their available allowance; 'NO' if it has not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4">
          <table:table-cell table:style-name="ce60"/>
          <table:table-cell table:number-columns-repeated="2" table:style-name="ce57"/>
          <table:table-cell table:number-columns-repeated="2" table:style-name="ce4"/>
          <table:table-cell table:number-columns-repeated="16379" table:style-name="ce11"/>
        </table:table-row>
        <table:table-row table:style-name="ro3">
          <table:table-cell office:value-type="string" table:style-name="ce12">
            <text:p>IF NO TO J: Has this lump sum payment taken the member over their available lump sum and death benefit allowance? (K)</text:p>
          </table:table-cell>
          <table:table-cell office:value-type="string" table:style-name="ce13">
            <text:p>Tell us whether this lump sum payment has taken the member over their available lump sum and death benefit allowance</text:p>
          </table:table-cell>
          <table:table-cell office:value-type="string" table:style-name="ce17">
            <text:p>Enter 'YES' if the payment has taken the member over their available allowances; 'NO' if it has not</text:p>
          </table:table-cell>
          <table:table-cell table:number-columns-repeated="2" table:style-name="ce47"/>
          <table:table-cell table:number-columns-repeated="16379" table:style-name="ce1"/>
        </table:table-row>
        <table:table-row table:style-name="ro9">
          <table:table-cell table:number-columns-repeated="2" table:style-name="ce61"/>
          <table:table-cell table:style-name="ce62"/>
          <table:table-cell table:number-columns-repeated="2" table:style-name="ce5"/>
          <table:table-cell table:number-columns-repeated="16379" table:style-name="ce1"/>
        </table:table-row>
        <table:table-row table:style-name="ro8">
          <table:table-cell office:value-type="string" table:style-name="ce63">
            <text:p>IF YES TO K:<text:s/><text:span text:style-name="T4">Has the excess been taxed at marginal rate for this member? (L)</text:span></text:p>
          </table:table-cell>
          <table:table-cell office:value-type="string" table:style-name="ce13">
            <text:p>Tell us if the excess been taxed at marginal rate for this member</text:p>
          </table:table-cell>
          <table:table-cell office:value-type="string" table:style-name="ce17">
            <text:p>Enter 'YES' if the excess has been taxed at marginal rate; 'NO' if it has not</text:p>
          </table:table-cell>
          <table:table-cell table:number-columns-repeated="2" table:style-name="ce5"/>
          <table:table-cell table:number-columns-repeated="16379" table:style-name="ce1"/>
        </table:table-row>
        <table:table-row table:style-name="ro9">
          <table:table-cell table:number-columns-repeated="2" table:style-name="ce61"/>
          <table:table-cell table:style-name="ce62"/>
          <table:table-cell table:number-columns-repeated="2" table:style-name="ce5"/>
          <table:table-cell table:number-columns-repeated="16379" table:style-name="ce1"/>
        </table:table-row>
        <table:table-row table:style-name="ro7">
          <table:table-cell office:value-type="string" table:style-name="ce63">
            <text:p>IF YES TO L:<text:s/><text:span text:style-name="T4">Provide the employer PAYE reference used to report the excess for this member (M)</text:span></text:p>
          </table:table-cell>
          <table:table-cell office:value-type="string" table:style-name="ce13">
            <text:p>Tell us the employer PAYE reference that was used to report the excess for this member</text:p>
          </table:table-cell>
          <table:table-cell office:value-type="string" table:style-name="ce13">
            <text:p>The employer PAYE reference is a 3-digit number, a forward slash, and a tax office employer reference that is a combination of letters and numbers, like 123/AB456</text:p>
          </table:table-cell>
          <table:table-cell table:number-columns-repeated="2" table:style-name="ce5"/>
          <table:table-cell table:number-columns-repeated="16379" table:style-name="ce1"/>
        </table:table-row>
        <table:table-row table:number-rows-repeated="104852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08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3-10-19T08:20:21Z</dc:date>
    <meta:template xlink:href="" xlink:type="simple"/>
    <meta:editing-cycles>5</meta:editing-cycles>
    <meta:editing-duration>PT4080S</meta:editing-duration>
  </office:meta>
</office:document-meta>
</file>